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ParseError.get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ParseError.HTMLParseError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ParseError.HTMLParseError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ParseError.HTMLParseError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ParseError.HTMLParse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